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STICMS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0 Tributada integralment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 Tributada e com cobrança do ICMS por substituição tributária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 Tributada e com cobrança do ICMS por substituição tributária (com partilha de ICMS entre a UF de origem e a UF de destino ou a UF definida pela legislação)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20 Com redução de base de cálculo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30 Isenta ou não tributada e com cobrança do ICMS por substituição tributária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40 Isenta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41 Não tributada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41 Não tributada (ICMSST devido para a UF de destino, nas operações interestaduais de produtos que tiveram retenção antecipada de ICMS por ST na UF do remetente)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50 Suspensão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51 Diferimento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60 ICMS cobrado anteriormente por substituição tributária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70 Com redução de base de cálculo e cobrança do ICMS por substituição tributária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90 Outros (com partilha de ICMS entre a UF de origem e a UF de destino ou a UF definida pela legislação)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90 Outro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CMSS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1 – Tributada pelo Simples Nacional com permissão de crédito. Classificam-se neste código as operações que permitem a indicação da alíquota do ICMS devido no Simples Nacional e o valor do crédito correspondente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2 – Tributada pelo Simples Nacional sem permissão de crédito. Classificam-se neste código as operações que não permitem a indicação da alíquota do ICMS devido pelo Simples Nacional e do valor do crédito, e não estejam abrangidas nas hipóteses dos códigos 103,203, 300, 400, 500 e 900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3 – Isenção do ICMS no Simples Nacional para faixa de receita bruta. <text:s/>Classificam-se neste código as operações praticadas por optantes pelo Simples Nacional contemplados com isenção concedida para faixa de receita bruta nos termos da Lei Complementar nº 123, de 2006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 – Tributada pelo Simples Nacional com permissão de crédito e com cobrança do ICMS por substituição tributária. <text:s/>Classificam-se neste código as operações que permitem a indicação da alíquota do ICMS devido pelo Simples Nacional e do valor do crédito, e com cobrança do ICMS por substituição tributária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2 – Tributada pelo Simples Nacional sem permissão de crédito e com cobrança do ICMS por substituição tributária. <text:s/>Classificam-se neste código as operações que não permitem a indicação da alíquota do ICMS devido pelo Simples Nacional e do valor do crédito, e não estejam abrangidas nas hipóteses dos códigos 103,203, 300, 400, 500 e 900, e com cobrança do ICMS por substituição tributária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3 – Isenção do ICMS no Simples Nacional para faixa de receita bruta e com cobrança do ICMS por substituição tributária. <text:s text:c="2"/>Classificam-se neste código as operações praticadas por optantes pelo Simples Nacional contemplados com isenção para faixa de receita bruta nos termos da Lei Complementar nº 123, de 2006 , e com cobrança do ICMS por substituição tributária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 – Imune Classificam-se neste código as operações praticadas por optantes pelo Simples Nacional contempladas com imunidade do ICMS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0 – Não tributada pelo Simples Nacional. <text:s text:c="2"/>Classificam-se neste código as operações praticadas por optantes pelo Simples Nacional não sujeitas à tributação pelo ICMS dentro do Simples Nacional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0 – ICMS cobrado anteriormente por substituição tributária (substituído) ou por antecipação. <text:s/>Classificam-se neste código as operações sujeitas exclusivamente ao regime de substituição tributária na condição de substituído tributário ou no caso de antecipações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00 – Outros <text:s text:c="3"/>Classificam-se neste código as demais operações que não se enquadrem nos códigos 101, 102, 103, 201, 202, 203, 300, 400 e 500.</text:p>
          </table:table-cell>
        </table:table-row>
      </table:table>
      <table:table table:name="CSTIPI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ódigo Descriçã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 Entrada com Recuperação de Crédi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 Entrada Tributável com Alíquota Ze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 Entrada Isen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 Entrada Não-Tributa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 Entrada Imu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 Entrada com Suspensã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9 Outras Entr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 Saída Tributa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1 Saída Tributável com Alíquota Ze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2 Saída Isen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3 Saída Não-Tributa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4 Saída Imu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5 Saída com Suspensã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9 Outras Saídas</text:p>
          </table:table-cell>
        </table:table-row>
      </table:table>
      <table:table table:name="CSTPISCOFINS" table:style-name="ta1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01 Operação Tributável com Alíquota Básica</text:p>
          </table:table-cell>
        </table:table-row>
        <table:table-row table:style-name="ro1">
          <table:table-cell/>
          <table:table-cell office:value-type="string" calcext:value-type="string">
            <text:p>02 Operação Tributável com Alíquota Diferenciada</text:p>
          </table:table-cell>
        </table:table-row>
        <table:table-row table:style-name="ro1">
          <table:table-cell/>
          <table:table-cell office:value-type="string" calcext:value-type="string">
            <text:p>03 Operação Tributável com Alíquota por Unidade de Medida de Produto</text:p>
          </table:table-cell>
        </table:table-row>
        <table:table-row table:style-name="ro1">
          <table:table-cell/>
          <table:table-cell office:value-type="string" calcext:value-type="string">
            <text:p>04 Operação Tributável Monofásica - Revenda a Alíquota Zero</text:p>
          </table:table-cell>
        </table:table-row>
        <table:table-row table:style-name="ro1">
          <table:table-cell/>
          <table:table-cell office:value-type="string" calcext:value-type="string">
            <text:p>05 Operação Tributável por Substituição Tributária</text:p>
          </table:table-cell>
        </table:table-row>
        <table:table-row table:style-name="ro1">
          <table:table-cell/>
          <table:table-cell office:value-type="string" calcext:value-type="string">
            <text:p>06 Operação Tributável a Alíquota Zero</text:p>
          </table:table-cell>
        </table:table-row>
        <table:table-row table:style-name="ro1">
          <table:table-cell/>
          <table:table-cell office:value-type="string" calcext:value-type="string">
            <text:p>07 Operação Isenta da Contribuição</text:p>
          </table:table-cell>
        </table:table-row>
        <table:table-row table:style-name="ro1">
          <table:table-cell/>
          <table:table-cell office:value-type="string" calcext:value-type="string">
            <text:p>08 Operação sem Incidência da Contribuição</text:p>
          </table:table-cell>
        </table:table-row>
        <table:table-row table:style-name="ro1">
          <table:table-cell/>
          <table:table-cell office:value-type="string" calcext:value-type="string">
            <text:p>09 Operação com Suspensão da Contribuição</text:p>
          </table:table-cell>
        </table:table-row>
        <table:table-row table:style-name="ro1">
          <table:table-cell/>
          <table:table-cell office:value-type="string" calcext:value-type="string">
            <text:p>49 Outras Operações de Saída</text:p>
          </table:table-cell>
        </table:table-row>
        <table:table-row table:style-name="ro1">
          <table:table-cell/>
          <table:table-cell office:value-type="string" calcext:value-type="string">
            <text:p>50 Operação com Direito a Crédito - Vinculada Exclusivamente a Receita Tributada no Mercado Interno</text:p>
          </table:table-cell>
        </table:table-row>
        <table:table-row table:style-name="ro1">
          <table:table-cell/>
          <table:table-cell office:value-type="string" calcext:value-type="string">
            <text:p>51 Operação com Direito a Crédito – Vinculada Exclusivamente a Receita Não Tributada no Mercado Interno</text:p>
          </table:table-cell>
        </table:table-row>
        <table:table-row table:style-name="ro1">
          <table:table-cell/>
          <table:table-cell office:value-type="string" calcext:value-type="string">
            <text:p>52 Operação com Direito a Crédito - Vinculada Exclusivamente a Receita de Exportação</text:p>
          </table:table-cell>
        </table:table-row>
        <table:table-row table:style-name="ro1">
          <table:table-cell/>
          <table:table-cell office:value-type="string" calcext:value-type="string">
            <text:p>53 Operação com Direito a Crédito - Vinculada a Receitas Tributadas e Não-Tributadas no Mercado Interno</text:p>
          </table:table-cell>
        </table:table-row>
        <table:table-row table:style-name="ro1">
          <table:table-cell/>
          <table:table-cell office:value-type="string" calcext:value-type="string">
            <text:p>54 Operação com Direito a Crédito - Vinculada a Receitas Tributadas no Mercado Interno e de Exportação</text:p>
          </table:table-cell>
        </table:table-row>
        <table:table-row table:style-name="ro1">
          <table:table-cell/>
          <table:table-cell office:value-type="string" calcext:value-type="string">
            <text:p>55 Operação com Direito a Crédito - Vinculada a Receitas Não-Tributadas no Mercado Interno e de Exportação</text:p>
          </table:table-cell>
        </table:table-row>
        <table:table-row table:style-name="ro1">
          <table:table-cell/>
          <table:table-cell office:value-type="string" calcext:value-type="string">
            <text:p>56 Operação com Direito a Crédito - Vinculada a Receitas Tributadas e Não-Tributadas no Mercado Interno, e de Exportação</text:p>
          </table:table-cell>
        </table:table-row>
        <table:table-row table:style-name="ro1">
          <table:table-cell/>
          <table:table-cell office:value-type="string" calcext:value-type="string">
            <text:p>60 Crédito Presumido - Operação de Aquisição Vinculada Exclusivamente a Receita Tributada no Mercado Interno</text:p>
          </table:table-cell>
        </table:table-row>
        <table:table-row table:style-name="ro1">
          <table:table-cell/>
          <table:table-cell office:value-type="string" calcext:value-type="string">
            <text:p>61 Crédito Presumido - Operação de Aquisição Vinculada Exclusivamente a Receita Não-Tributada no Mercado Interno</text:p>
          </table:table-cell>
        </table:table-row>
        <table:table-row table:style-name="ro1">
          <table:table-cell/>
          <table:table-cell office:value-type="string" calcext:value-type="string">
            <text:p>62 Crédito Presumido - Operação de Aquisição Vinculada Exclusivamente a Receita de Exportação</text:p>
          </table:table-cell>
        </table:table-row>
        <table:table-row table:style-name="ro1">
          <table:table-cell/>
          <table:table-cell office:value-type="string" calcext:value-type="string">
            <text:p>63 Crédito Presumido - Operação de Aquisição Vinculada a Receitas Tributadas e Não-Tributadas no Mercado Interno</text:p>
          </table:table-cell>
        </table:table-row>
        <table:table-row table:style-name="ro1">
          <table:table-cell/>
          <table:table-cell office:value-type="string" calcext:value-type="string">
            <text:p>64 Crédito Presumido - Operação de Aquisição Vinculada a Receitas Tributadas no Mercado Interno e de Exportação</text:p>
          </table:table-cell>
        </table:table-row>
        <table:table-row table:style-name="ro1">
          <table:table-cell/>
          <table:table-cell office:value-type="string" calcext:value-type="string">
            <text:p>65 Crédito Presumido - Operação de Aquisição Vinculada a Receitas Não-Tributadas no Mercado Interno e de Exportação</text:p>
          </table:table-cell>
        </table:table-row>
        <table:table-row table:style-name="ro1">
          <table:table-cell/>
          <table:table-cell office:value-type="string" calcext:value-type="string">
            <text:p>66 Crédito Presumido - Operação de Aquisição Vinculada a Receitas Tributadas e Não-Tributadas no Mercado Interno, e de Exportação</text:p>
          </table:table-cell>
        </table:table-row>
        <table:table-row table:style-name="ro1">
          <table:table-cell/>
          <table:table-cell office:value-type="string" calcext:value-type="string">
            <text:p>67 Crédito Presumido - Outras Operações</text:p>
          </table:table-cell>
        </table:table-row>
        <table:table-row table:style-name="ro1">
          <table:table-cell/>
          <table:table-cell office:value-type="string" calcext:value-type="string">
            <text:p>70 Operação de Aquisição sem Direito a Crédito</text:p>
          </table:table-cell>
        </table:table-row>
        <table:table-row table:style-name="ro1">
          <table:table-cell/>
          <table:table-cell office:value-type="string" calcext:value-type="string">
            <text:p>71 Operação de Aquisição com Isenção</text:p>
          </table:table-cell>
        </table:table-row>
        <table:table-row table:style-name="ro1">
          <table:table-cell/>
          <table:table-cell office:value-type="string" calcext:value-type="string">
            <text:p>72 Operação de Aquisição com Suspensão</text:p>
          </table:table-cell>
        </table:table-row>
        <table:table-row table:style-name="ro1">
          <table:table-cell/>
          <table:table-cell office:value-type="string" calcext:value-type="string">
            <text:p>73 Operação de Aquisição a Alíquota Zero</text:p>
          </table:table-cell>
        </table:table-row>
        <table:table-row table:style-name="ro1">
          <table:table-cell/>
          <table:table-cell office:value-type="string" calcext:value-type="string">
            <text:p>74 Operação de Aquisição sem Incidência da Contribuição</text:p>
          </table:table-cell>
        </table:table-row>
        <table:table-row table:style-name="ro1">
          <table:table-cell/>
          <table:table-cell office:value-type="string" calcext:value-type="string">
            <text:p>75 Operação de Aquisição por Substituição Tributária</text:p>
          </table:table-cell>
        </table:table-row>
        <table:table-row table:style-name="ro1">
          <table:table-cell/>
          <table:table-cell office:value-type="string" calcext:value-type="string">
            <text:p>98 Outras Operações de Entrada</text:p>
          </table:table-cell>
        </table:table-row>
        <table:table-row table:style-name="ro1">
          <table:table-cell/>
          <table:table-cell office:value-type="string" calcext:value-type="string">
            <text:p>99 Outras Operações</text:p>
          </table:table-cell>
        </table:table-row>
      </table:table>
      <table:table table:name="Origem" table:style-name="ta1">
        <table:table-column table:style-name="co1" table:number-columns-repeated="11" table:default-cell-style-name="Default"/>
        <table:table-row table:style-name="ro1">
          <table:table-cell table:number-columns-repeated="10"/>
          <table:table-cell office:value-type="string" calcext:value-type="string">
            <text:p>INSERT INTO prod_origem (po_cod,po_desc) VALUES (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- Nacional, exceto as indicadas nos códigos 3, 4, 5 e 8;</text:p>
          </table:table-cell>
          <table:table-cell table:number-columns-repeated="7"/>
          <table:table-cell table:formula="of:=[.$K$1] &amp; &quot;'&quot; &amp; [.B2] &amp; &quot;','&quot; &amp; [.C2] &amp; &quot;');&quot;" office:value-type="string" office:string-value="INSERT INTO prod_origem (po_cod,po_desc) VALUES ('0','0 - Nacional, exceto as indicadas nos códigos 3, 4, 5 e 8;');" calcext:value-type="string">
            <text:p>INSERT INTO prod_origem (po_cod,po_desc) VALUES ('0','0 - Nacional, exceto as indicadas nos códigos 3, 4, 5 e 8;');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 - Estrangeira - Importação direta, exceto a indicada no código 6;</text:p>
          </table:table-cell>
          <table:table-cell table:number-columns-repeated="7"/>
          <table:table-cell table:formula="of:=[.$K$1] &amp; &quot;'&quot; &amp; [.B3] &amp; &quot;','&quot; &amp; [.C3] &amp; &quot;');&quot;" office:value-type="string" office:string-value="INSERT INTO prod_origem (po_cod,po_desc) VALUES ('1','1 - Estrangeira - Importação direta, exceto a indicada no código 6;');" calcext:value-type="string">
            <text:p>INSERT INTO prod_origem (po_cod,po_desc) VALUES ('1','1 - Estrangeira - Importação direta, exceto a indicada no código 6;');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 - Estrangeira - Adquirida no mercado interno, exceto a indicada no código 7;</text:p>
          </table:table-cell>
          <table:table-cell table:number-columns-repeated="7"/>
          <table:table-cell table:formula="of:=[.$K$1] &amp; &quot;'&quot; &amp; [.B4] &amp; &quot;','&quot; &amp; [.C4] &amp; &quot;');&quot;" office:value-type="string" office:string-value="INSERT INTO prod_origem (po_cod,po_desc) VALUES ('2','2 - Estrangeira - Adquirida no mercado interno, exceto a indicada no código 7;');" calcext:value-type="string">
            <text:p>INSERT INTO prod_origem (po_cod,po_desc) VALUES ('2','2 - Estrangeira - Adquirida no mercado interno, exceto a indicada no código 7;');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 - Nacional, mercadoria ou bem com Conteúdo de Importação superior a 40% e inferior ou igual a 70%;</text:p>
          </table:table-cell>
          <table:table-cell table:number-columns-repeated="7"/>
          <table:table-cell table:formula="of:=[.$K$1] &amp; &quot;'&quot; &amp; [.B5] &amp; &quot;','&quot; &amp; [.C5] &amp; &quot;');&quot;" office:value-type="string" office:string-value="INSERT INTO prod_origem (po_cod,po_desc) VALUES ('3','3 - Nacional, mercadoria ou bem com Conteúdo de Importação superior a 40% e inferior ou igual a 70%;');" calcext:value-type="string">
            <text:p>INSERT INTO prod_origem (po_cod,po_desc) VALUES ('3','3 - Nacional, mercadoria ou bem com Conteúdo de Importação superior a 40% e inferior ou igual a 70%;');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 - Nacional, cuja produção tenha sido feita em conformidade com os processos produtivos básicos de que tratam as legislações citadas nos Ajustes;</text:p>
          </table:table-cell>
          <table:table-cell table:number-columns-repeated="7"/>
          <table:table-cell table:formula="of:=[.$K$1] &amp; &quot;'&quot; &amp; [.B6] &amp; &quot;','&quot; &amp; [.C6] &amp; &quot;');&quot;" office:value-type="string" office:string-value="INSERT INTO prod_origem (po_cod,po_desc) VALUES ('4','4 - Nacional, cuja produção tenha sido feita em conformidade com os processos produtivos básicos de que tratam as legislações citadas nos Ajustes;');" calcext:value-type="string">
            <text:p>INSERT INTO prod_origem (po_cod,po_desc) VALUES ('4','4 - Nacional, cuja produção tenha sido feita em conformidade com os processos produtivos básicos de que tratam as legislações citadas nos Ajustes;');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5 - Nacional, mercadoria ou bem com Conteúdo de Importação inferior ou igual a 40%;</text:p>
          </table:table-cell>
          <table:table-cell table:number-columns-repeated="7"/>
          <table:table-cell table:formula="of:=[.$K$1] &amp; &quot;'&quot; &amp; [.B7] &amp; &quot;','&quot; &amp; [.C7] &amp; &quot;');&quot;" office:value-type="string" office:string-value="INSERT INTO prod_origem (po_cod,po_desc) VALUES ('5','5 - Nacional, mercadoria ou bem com Conteúdo de Importação inferior ou igual a 40%;');" calcext:value-type="string">
            <text:p>INSERT INTO prod_origem (po_cod,po_desc) VALUES ('5','5 - Nacional, mercadoria ou bem com Conteúdo de Importação inferior ou igual a 40%;');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6 - Estrangeira - Importação direta, sem similar nacional, constante em lista da CAMEX e gás natural;</text:p>
          </table:table-cell>
          <table:table-cell table:number-columns-repeated="7"/>
          <table:table-cell table:formula="of:=[.$K$1] &amp; &quot;'&quot; &amp; [.B8] &amp; &quot;','&quot; &amp; [.C8] &amp; &quot;');&quot;" office:value-type="string" office:string-value="INSERT INTO prod_origem (po_cod,po_desc) VALUES ('6','6 - Estrangeira - Importação direta, sem similar nacional, constante em lista da CAMEX e gás natural;');" calcext:value-type="string">
            <text:p>INSERT INTO prod_origem (po_cod,po_desc) VALUES ('6','6 - Estrangeira - Importação direta, sem similar nacional, constante em lista da CAMEX e gás natural;');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7 - Estrangeira - Adquirida no mercado interno, sem similar nacional, constante lista CAMEX e gás natural.</text:p>
          </table:table-cell>
          <table:table-cell table:number-columns-repeated="7"/>
          <table:table-cell table:formula="of:=[.$K$1] &amp; &quot;'&quot; &amp; [.B9] &amp; &quot;','&quot; &amp; [.C9] &amp; &quot;');&quot;" office:value-type="string" office:string-value="INSERT INTO prod_origem (po_cod,po_desc) VALUES ('7','7 - Estrangeira - Adquirida no mercado interno, sem similar nacional, constante lista CAMEX e gás natural.');" calcext:value-type="string">
            <text:p>INSERT INTO prod_origem (po_cod,po_desc) VALUES ('7','7 - Estrangeira - Adquirida no mercado interno, sem similar nacional, constante lista CAMEX e gás natural.');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 - Nacional, mercadoria ou bem com Conteúdo de Importação superior a 70%;</text:p>
          </table:table-cell>
          <table:table-cell table:number-columns-repeated="7"/>
          <table:table-cell table:formula="of:=[.$K$1] &amp; &quot;'&quot; &amp; [.B10] &amp; &quot;','&quot; &amp; [.C10] &amp; &quot;');&quot;" office:value-type="string" office:string-value="INSERT INTO prod_origem (po_cod,po_desc) VALUES ('8','8 - Nacional, mercadoria ou bem com Conteúdo de Importação superior a 70%;');" calcext:value-type="string">
            <text:p>INSERT INTO prod_origem (po_cod,po_desc) VALUES ('8','8 - Nacional, mercadoria ou bem com Conteúdo de Importação superior a 70%;');</text:p>
          </table:table-cell>
        </table:table-row>
      </table:table>
      <table:table table:name="Modalidade" table:style-name="ta1">
        <table:table-column table:style-name="co1" table:number-columns-repeated="8" table:default-cell-style-name="Default"/>
        <table:table-row table:style-name="ro1">
          <table:table-cell table:number-columns-repeated="7"/>
          <table:table-cell office:value-type="string" calcext:value-type="string">
            <text:p>INSERT INTO prod_modalidade (pm_cod,pm_desc) VALUES (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alidade BC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– Margem Valor Agregado (%);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 – Pauta (Valor);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 – Preço Tabelado Máx. (valor);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 – Valor da operação.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dalidade BC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=Preço tabelado ou máximo sugerido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=Lista Negativa (valor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=Lista Positiva (valor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=Lista Neutra (valor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4=Margem Valor Agregado (%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5=Pauta (valor);</text:p>
          </table:table-cell>
          <table:table-cell table:number-columns-repeated="5"/>
        </table:table-row>
      </table:table>
      <table:table table:name="indPag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 – Pagamento à vista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– Pagamento a prazo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 – Outros.</text:p>
          </table:table-cell>
        </table:table-row>
      </table:table>
      <table:table table:name="tpNF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=Entrada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=Saída</text:p>
          </table:table-cell>
        </table:table-row>
      </table:table>
      <table:table table:name="idDest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=Operação interna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=Operação interestadual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=Operação com exterior.</text:p>
          </table:table-cell>
        </table:table-row>
      </table:table>
      <table:table table:name="tpImp" table:style-name="ta1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0=Sem geração de DANFE;</text:p>
          </table:table-cell>
        </table:table-row>
        <table:table-row table:style-name="ro1">
          <table:table-cell/>
          <table:table-cell office:value-type="string" calcext:value-type="string">
            <text:p>1=DANFE normal, Retrato;</text:p>
          </table:table-cell>
        </table:table-row>
        <table:table-row table:style-name="ro1">
          <table:table-cell/>
          <table:table-cell office:value-type="string" calcext:value-type="string">
            <text:p>2=DANFE normal, Paisagem;</text:p>
          </table:table-cell>
        </table:table-row>
        <table:table-row table:style-name="ro1">
          <table:table-cell/>
          <table:table-cell office:value-type="string" calcext:value-type="string">
            <text:p>3=DANFE Simplificado;</text:p>
          </table:table-cell>
        </table:table-row>
        <table:table-row table:style-name="ro1">
          <table:table-cell/>
          <table:table-cell office:value-type="string" calcext:value-type="string">
            <text:p>4=DANFE NFC-e;</text:p>
          </table:table-cell>
        </table:table-row>
        <table:table-row table:style-name="ro1">
          <table:table-cell/>
          <table:table-cell office:value-type="string" calcext:value-type="string">
            <text:p>5=DANFE NFC-e em mensagem eletrônica (o envio de</text:p>
          </table:table-cell>
        </table:table-row>
        <table:table-row table:style-name="ro1">
          <table:table-cell/>
          <table:table-cell office:value-type="string" calcext:value-type="string">
            <text:p>mensagem eletrônica pode ser feita de forma simultânea</text:p>
          </table:table-cell>
        </table:table-row>
        <table:table-row table:style-name="ro1">
          <table:table-cell/>
          <table:table-cell office:value-type="string" calcext:value-type="string">
            <text:p>com a impressão do DANFE; usar o tpImp=5 quando</text:p>
          </table:table-cell>
        </table:table-row>
        <table:table-row table:style-name="ro1">
          <table:table-cell/>
          <table:table-cell office:value-type="string" calcext:value-type="string">
            <text:p>esta for a única forma de disponibilização do DANFE).</text:p>
          </table:table-cell>
        </table:table-row>
      </table:table>
      <table:table table:name="tpEmis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=Emissão normal (não em contingência)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=Contingência FS-IA, com impressão do DANFE em formulário de segurança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=Contingência SCAN (Sistema de Contingência do Ambiente Nacional)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=Contingência DPEC (Declaração Prévia da Emissão em Contingência)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=Contingência FS-DA, com impressão do DANFE em formulário de segurança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=Contingência SVC-AN (SEFAZ Virtual de Contingência do AN)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=Contingência SVC-RS (SEFAZ Virtual de Contingência do RS)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=Contingência off-line da NFC-e (as demais opções de contingência são válidas também para a NFC-e)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a: Para a NFC-e somente estão disponíveis e são válidas as opções de contingência 5 e 9.</text:p>
          </table:table-cell>
        </table:table-row>
      </table:table>
      <table:table table:name="finNFe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=NF-e normal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=NF-e complementar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=NF-e de ajuste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=Devolução/Retorno</text:p>
          </table:table-cell>
        </table:table-row>
      </table:table>
      <table:table table:name="indFinal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=Não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=Consumidor final;</text:p>
          </table:table-cell>
        </table:table-row>
      </table:table>
      <table:table table:name="indPres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=Não se aplica (por exemplo, Nota Fiscal complementar ou de ajuste)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=Operação presencial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=Operação não presencial, pela Interne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=Operação não presencial, Teleatendimento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=NFC-e em operação com entrega a domicílio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=Operação não presencial, outros.</text:p>
          </table:table-cell>
        </table:table-row>
      </table:table>
      <table:table table:name="procEmi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=Emissão de NF-e com aplicativo do contribuinte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=Emissão de NF-e avulsa pelo Fisco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=Emissão de NF-e avulsa, pelo contribuinte com seu certificado digital, através do site do Fisco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=Emissão NF-e pelo contribuinte com aplicativo fornecido pelo Fisco</text:p>
          </table:table-cell>
        </table:table-row>
      </table:table>
      <table:table table:name="CRT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=Simples Nacional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=Simples Nacional, excesso sublimite de receita bruta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=Regime Normal. (v2.0).</text:p>
          </table:table-cell>
        </table:table-row>
      </table:table>
      <table:table table:name="indTo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dTot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=Valor do item (vProd) não compõe o valor total da NF-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=Valor do item (vProd) compõe o valor total da NF-e (vProd) (v2.0)</text:p>
          </table:table-cell>
        </table:table-row>
      </table:table>
      <table:table table:name="tpViaTransp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=Marítima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=Fluvial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=Lacustre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=Aérea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=Pos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=Ferroviária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=Rodoviária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=Conduto / Rede Transmissão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=Meios Próprios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=Entrada / Saída ficta.</text:p>
          </table:table-cell>
        </table:table-row>
      </table:table>
      <table:table table:name="tpItermedio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=Importação por conta própria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=Importação por conta e ordem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=Importação por encomenda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 </meta:initial-creator>
    <meta:creation-date>2014-09-29T15:12:50.194088708</meta:creation-date>
    <dc:date>2014-09-29T16:02:00.085023005</dc:date>
    <dc:creator>administrador </dc:creator>
    <meta:editing-duration>PT18M37S</meta:editing-duration>
    <meta:editing-cycles>2</meta:editing-cycles>
    <meta:generator>LibreOffice/4.2.6.3$Linux_X86_64 LibreOffice_project/420m0$Build-3</meta:generator>
    <meta:document-statistic meta:table-count="18" meta:cell-count="193" meta:object-count="0"/>
  </office:meta>
</office:document-meta>
</file>